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yllabus e Materiale didattico </text:h>
      <text:section text:style-name="Sect1" text:name="stcpDiv">
        <text:h text:style-name="Heading_20_3" text:outline-level="3">Materiale didattico per la preparazione alla selezione scolastica</text:h>
        <text:p text:style-name="Text_20_body">Il Comitato Olimpico, d’intesa con il Ministero della Pubblica Istruzione, sta promuovendo azioni volte ad accrescere il numero di scuole, e quindi degli studenti, che partecipano al primo livello di selezione. In tal senso si inserisce l’iniziativa di produrre alcuni materiali didattici da mettere a disposizione dei docenti che, auspicabilmente, intendono organizzare attività preparatorie con cui aiutare gli studenti ad affrontare la gara.</text:p>
        <text:p text:style-name="Text_20_body">_______________________________________________________________________________________________________</text:p>
        <text:h text:style-name="Heading_20_3" text:outline-level="3">Guida per le selezioni territoriali</text:h>
        <text:p text:style-name="Text_20_body">Il Comitato Olimpico ringrazia i docenti referenti per i contributi offerti e l'impegno dimostrato.</text:p>
        <text:p text:style-name="Text_20_body">Un riconoscimento particolare va al Prof. Alessandro Bugatti dell' ITI Castelli di Brescia per la stesura della <text:a xlink:type="simple" xlink:href="http://www.imparando.net/sito/olimpiadi_di_informatica.htm" office:target-frame-name="_blank" xlink:show="new" text:style-name="Internet_20_link" text:visited-style-name="Visited_20_Internet_20_Link">presente guida</text:a>.</text:p>
        <text:p text:style-name="Text_20_body"/>
      </text:section>
      <text:p text:style-name="Standard"/>
      <text:p text:style-name="P1"><text:bookmark text:name="stcpDiv"/>Allegati: </text:p>
      <text:section text:style-name="Sect1" text:name="Sezione1">
        <text:list xml:id="list8765665038389657941" text:style-name="L1">
          <text:list-item>
            <text:p text:style-name="P3"><text:a xlink:type="simple" xlink:href="http://www.olimpiadi-informatica.it/index.php/allenamenti/syllabus-e-materiale-didattico/item/download/33_6e72c9d30303c0588f4cc52bb8a6755e.html" text:style-name="Internet_20_link" text:visited-style-name="Visited_20_Internet_20_Link">Materiale didattico 2012 – versione Pascal </text:a>(3703 Downloads) </text:p>
          </text:list-item>
          <text:list-item>
            <text:p text:style-name="P3"><text:a xlink:type="simple" xlink:href="http://www.olimpiadi-informatica.it/index.php/allenamenti/syllabus-e-materiale-didattico/item/download/31_39e6e80d848f82960802606c7ddebd60.html" text:style-name="Internet_20_link" text:visited-style-name="Visited_20_Internet_20_Link">Materiale didattico 2008</text:a> (3391 Downloads) </text:p>
          </text:list-item>
          <text:list-item>
            <text:p text:style-name="P2"><text:a xlink:type="simple" xlink:href="http://www.olimpiadi-informatica.it/index.php/allenamenti/syllabus-e-materiale-didattico/item/download/34_210fa3bc25c7e3def4ba23c6a9f2c9e1.html" text:style-name="Internet_20_link" text:visited-style-name="Visited_20_Internet_20_Link">Materiale didattico 2012 – versione C</text:a> (6387 Downloads)</text:p>
          </text:list-item>
        </text:list>
        <text:p text:style-name="Text_20_body">- See more at: http://www.olimpiadi-informatica.it/index.php/allenamenti/syllabus-e-materiale-didattico.html#sthash.3wTm0SuP.dpuf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9:18:15.112268597</meta:creation-date>
    <dc:date>2016-09-07T09:36:34.073848478</dc:date>
    <meta:editing-duration>PT8M10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1" meta:paragraph-count="12" meta:word-count="142" meta:character-count="1202" meta:non-whitespace-character-count="1069"/>
  </office:meta>
</office:document-meta>
</file>